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0.05pt solid #000000"/>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0.05pt solid #000000"/>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0.05pt solid #000000"/>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0.05pt solid #000000"/>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0.05pt solid #000000"/>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0.05pt solid #000000"/>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49cm" fo:border="0.05pt solid #000000"/>
    </style:style>
    <style:style style:name="P1" style:family="paragraph" style:parent-style-name="Text_20_body">
      <style:paragraph-properties fo:margin-left="0cm" fo:margin-right="0cm" style:line-height-at-least="0.423cm" fo:orphans="2" fo:widows="2" fo:text-indent="0cm" style:auto-text-indent="false"/>
    </style:style>
    <style:style style:name="P2" style:family="paragraph" style:parent-style-name="Text_20_body">
      <style:paragraph-properties fo:margin-left="0cm" fo:margin-right="0cm" style:line-height-at-least="0.423cm" fo:orphans="2" fo:widows="2" fo:text-indent="0cm" style:auto-text-indent="false"/>
      <style:text-properties fo:color="#000000" fo:font-size="14pt"/>
    </style:style>
    <style:style style:name="P3"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arial" fo:font-size="18pt" fo:letter-spacing="normal" fo:font-style="normal" fo:font-weight="normal"/>
    </style:style>
    <style:style style:name="P5"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arial" fo:font-size="9.75pt" fo:letter-spacing="normal" fo:font-style="normal" fo:font-weight="normal"/>
    </style:style>
    <style:style style:name="P6"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arial" fo:font-size="14pt" fo:letter-spacing="normal" fo:font-style="normal" fo:font-weight="normal"/>
    </style:style>
    <style:style style:name="P7" style:family="paragraph" style:parent-style-name="Table_20_Contents">
      <style:paragraph-properties fo:margin-left="0cm" fo:margin-right="0cm" fo:margin-top="0cm" fo:margin-bottom="0.499cm" fo:text-indent="0cm" style:auto-text-indent="false"/>
    </style:style>
    <style:style style:name="P8" style:family="paragraph" style:parent-style-name="Table_20_Contents">
      <style:paragraph-properties fo:margin-left="0cm" fo:margin-right="0cm" fo:margin-top="0cm" fo:margin-bottom="0.499cm" fo:text-indent="0cm" style:auto-text-indent="false"/>
      <style:text-properties fo:color="#000000"/>
    </style:style>
    <style:style style:name="P9" style:family="paragraph" style:parent-style-name="Table_20_Contents">
      <style:paragraph-properties fo:margin-left="0cm" fo:margin-right="0cm" fo:margin-top="0cm" fo:margin-bottom="0.499cm" fo:text-indent="0cm" style:auto-text-indent="false"/>
      <style:text-properties fo:color="#000000" style:font-name="arial" fo:font-size="9.75pt" fo:font-weight="normal"/>
    </style:style>
    <style:style style:name="P10" style:family="paragraph" style:parent-style-name="Table_20_Contents">
      <style:paragraph-properties fo:margin-left="0cm" fo:margin-right="0cm" fo:margin-top="0cm" fo:margin-bottom="0.499cm" fo:text-indent="0cm" style:auto-text-indent="false"/>
    </style:style>
    <style:style style:name="P11" style:family="paragraph" style:parent-style-name="Table_20_Contents">
      <style:paragraph-properties fo:margin-left="0cm" fo:margin-right="0cm" fo:margin-top="0cm" fo:margin-bottom="0.499cm" fo:text-indent="0cm" style:auto-text-indent="false"/>
      <style:text-properties fo:color="#000000"/>
    </style:style>
    <style:style style:name="P12" style:family="paragraph" style:parent-style-name="Table_20_Contents">
      <style:paragraph-properties fo:margin-left="0cm" fo:margin-right="0cm" fo:margin-top="0cm" fo:margin-bottom="0.499cm" fo:text-indent="0cm" style:auto-text-indent="false"/>
      <style:text-properties fo:color="#000000" style:font-name="arial" fo:font-size="9.75pt" fo:font-weight="normal"/>
    </style:style>
    <style:style style:name="P13" style:family="paragraph" style:parent-style-name="Table_20_Contents" style:list-style-name="L1">
      <style:paragraph-properties fo:padding="0cm" fo:border="none"/>
      <style:text-properties fo:color="#000000" style:font-name="arial" fo:font-size="9.75pt" fo:font-weight="normal"/>
    </style:style>
    <style:style style:name="P14" style:family="paragraph" style:parent-style-name="Table_20_Contents" style:list-style-name="L1">
      <style:paragraph-properties fo:margin-top="0cm" fo:margin-bottom="0.499cm" fo:padding="0cm" fo:border="none"/>
      <style:text-properties fo:color="#000000"/>
    </style:style>
    <style:style style:name="T1" style:family="text">
      <style:text-properties style:font-name="arial" fo:font-size="9.75pt" fo:font-weight="normal"/>
    </style:style>
    <style:style style:name="T2" style:family="text">
      <style:text-properties fo:font-size="14pt"/>
    </style:style>
    <style:style style:name="T3" style:family="text">
      <style:text-properties fo:color="#000000"/>
    </style:style>
    <style:style style:name="T4" style:family="text">
      <style:text-properties fo:color="#000000" style:font-name="arial" fo:font-size="14pt" fo:font-weight="normal"/>
    </style:style>
    <style:style style:name="T5" style:family="text">
      <style:text-properties fo:color="#000000" style:font-name="arial" fo:font-size="9.75pt" fo:font-weight="normal"/>
    </style:style>
    <style:style style:name="T6" style:family="text">
      <style:text-properties fo:color="#000000" fo:font-size="14pt"/>
    </style:style>
    <style:style style:name="T7" style:family="text">
      <style:text-properties fo:font-variant="normal" fo:text-transform="none" fo:color="#000000" style:font-name="arial" fo:font-size="14pt" fo:letter-spacing="normal" fo:font-style="normal" fo:font-weight="normal"/>
    </style:style>
    <style:style style:name="T8" style:family="text">
      <style:text-properties fo:font-variant="normal" fo:text-transform="none" fo:color="#000000" style:font-name="arial" fo:font-size="14pt" fo:letter-spacing="normal" fo:font-style="normal" fo:font-weight="normal" fo:background-color="#ffffff"/>
    </style:style>
    <style:style style:name="T9" style:family="text">
      <style:text-properties fo:font-variant="normal" fo:text-transform="none" fo:color="#000000" style:font-name="arial" fo:font-size="18pt" fo:letter-spacing="normal" fo:font-style="normal" fo:font-weight="normal"/>
    </style:style>
    <style:style style:name="T10" style:family="text">
      <style:text-properties fo:font-variant="normal" fo:text-transform="none" fo:color="#000000" style:font-name="arial" fo:font-size="9.75pt" fo:letter-spacing="normal" fo:font-style="normal" fo:font-weight="normal"/>
    </style:style>
    <style:style style:name="T11" style:family="text">
      <style:text-properties fo:font-variant="normal" fo:text-transform="none" fo:color="#00008b" style:font-name="arial" fo:font-size="14pt" fo:letter-spacing="normal" fo:font-style="normal" style:text-underline-style="solid" style:text-underline-width="auto" style:text-underline-color="font-color"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7">Name and contact details of my personal tutor:</text:span></text:span></text:p>
      <text:p text:style-name="P1"><text:span text:style-name="Strong_20_Emphasis"><text:span text:style-name="T6"/></text:span></text:p>
      <text:p text:style-name="P1"><text:span text:style-name="Strong_20_Emphasis"><text:span text:style-name="T7">Name: </text:span></text:span><text:span text:style-name="T7">Wenda He </text:span></text:p>
      <text:p text:style-name="P1"><text:span text:style-name="Strong_20_Emphasis"><text:span text:style-name="T7">Email ID: </text:span></text:span><text:span text:style-name="T7">wwh06</text:span></text:p>
      <text:p text:style-name="P3"> </text:p>
      <text:p text:style-name="P1"><text:span text:style-name="Strong_20_Emphasis"><text:span text:style-name="T9">End of Year Report - important information for your department for future employment references</text:span></text:span></text:p>
      <text:p text:style-name="P4">Complete and hand in by 31st May (to a departmental administrator or your personal tutor)</text:p>
      <text:p text:style-name="P1"><text:span text:style-name="Strong_20_Emphasis"><text:span text:style-name="T6"/></text:span></text:p>
      <text:p text:style-name="P1"><text:span text:style-name="T7">This form will give you a framework for thinking about what you have gained from your experiences so far at university and how this relates to what you intend to do after graduation.  It will help you to identify the skills and experience you will find useful when completing applications and provide your referees with material to help them support your applications for postgraduate courses or jobs. </text:span><text:span text:style-name="T8">Always </text:span><text:span text:style-name="T7">ask your tutor for their permission if you want to use them as a referee on your </text:span><text:a xlink:type="simple" xlink:href="http://www.aber.ac.uk/careers/cvs"><text:span text:style-name="T11">CV</text:span></text:a><text:span text:style-name="T7">.  </text:span></text:p>
      <text:p text:style-name="P3"> </text:p>
      <text:p text:style-name="P1"><text:span text:style-name="Strong_20_Emphasis"><text:span text:style-name="T7">Name:</text:span></text:span><text:span text:style-name="T10"> </text:span><text:span text:style-name="T7">Samuel Jackson (slj11)</text:span></text:p>
      <text:p text:style-name="P2"/>
      <text:p text:style-name="P1"><text:span text:style-name="Strong_20_Emphasis"><text:span text:style-name="T7">Degree: </text:span></text:span><text:span text:style-name="T10"> </text:span><text:span text:style-name="T7">Software Engineering MEng</text:span></text:p>
      <text:p text:style-name="P3"> </text:p>
      <text:p text:style-name="P1"><text:span text:style-name="Strong_20_Emphasis"><text:span text:style-name="T7">Year of graduation:</text:span></text:span><text:span text:style-name="T10"> </text:span><text:span text:style-name="T7">2016</text:span></text:p>
      <text:p text:style-name="P3"> </text:p>
      <text:p text:style-name="P5"><text:span text:style-name="T2">Brief report on progress this year including what you hope to gain from the development goal(s) you have set for yourself.</text:span><text:line-break/> </text:p>
      <table:table table:name="Table1" table:style-name="Table1">
        <table:table-column table:style-name="Table1.A"/>
        <table:table-row>
          <table:table-cell table:style-name="Table1.A1" office:value-type="string">
            <text:p text:style-name="P7"><text:span text:style-name="Strong_20_Emphasis"><text:span text:style-name="T4">1 INTERESTS AND ACTIVITIES</text:span></text:span></text:p>
            <text:p text:style-name="P8"><text:span text:style-name="T1">Before and during my time at university I have been a frequent, recreational squash player and since starting here I have taken a keen interest in longboarding. Next year I want to get more involved with my department, hopefully joining the computer science department demonstrating team or helping out in my department in some other way.</text:span></text:p>
          </table:table-cell>
        </table:table-row>
      </table:table>
      <table:table table:name="Table2" table:style-name="Table2">
        <table:table-column table:style-name="Table2.A"/>
        <table:table-row>
          <table:table-cell table:style-name="Table2.A1" office:value-type="string">
            <text:p text:style-name="P7"><text:span text:style-name="Strong_20_Emphasis"><text:span text:style-name="T4">2 WORK EXPERIENCE</text:span></text:span></text:p>
            <text:p text:style-name="P7"><text:span text:style-name="Strong_20_Emphasis"><text:span text:style-name="T5">6/2008 -9/2011 - Shop Assistant - Part time - Clark's Shoes</text:span></text:span><text:span text:style-name="T5">, 20-22 The Parade, Swindon, UK, SN1 1BA. My time at Clark's was mostly a forward facing position in a sales team where I had to regularly deal with the public, including small children. This came in the form of talking to customers both in store and over the phone. I was also left in charge of the store's stock room for extended periods of time. Through this I gained the skills necessary to be able to work alongside a team, while still being able to work independently.</text:span></text:p>
            <text:p text:style-name="P7"><text:soft-page-break/><text:span text:style-name="Strong_20_Emphasis"><text:span text:style-name="T5">11/2007 - 4/2008 - Office Assistant (Work Experience) - RWE Npower PLC </text:span></text:span><text:span text:style-name="T5">Windmill Hill Business Pk, Whitehill Way, Swindon SN5 6PB. In this role I was given work experience in an office environment with a large company. My role during this time involved general administration, report making, filing and note taking.</text:span></text:p>
          </table:table-cell>
        </table:table-row>
      </table:table>
      <table:table table:name="Table3" table:style-name="Table3">
        <table:table-column table:style-name="Table3.A"/>
        <table:table-row>
          <table:table-cell table:style-name="Table3.A1" office:value-type="string">
            <text:p text:style-name="P7"><text:span text:style-name="Strong_20_Emphasis"><text:span text:style-name="T4">3 OTHER COURSES OR QUALIFICATIONS</text:span></text:span></text:p>
            <text:p text:style-name="P8"><text:span text:style-name="T1">Before leaving school, I attended college for once a week as part of a young apprentice in business scheme for two years. At the end of this course I was awarded young apprentice of the year in my local area. Apart from this I do not have any other qualifications outside of my regular academic ones. I feel this is an area in which I can improve on in the future.</text:span></text:p>
          </table:table-cell>
        </table:table-row>
      </table:table>
      <table:table table:name="Table4" table:style-name="Table4">
        <table:table-column table:style-name="Table4.A"/>
        <table:table-row>
          <table:table-cell table:style-name="Table4.A1" office:value-type="string">
            <text:p text:style-name="P7"><text:span text:style-name="Strong_20_Emphasis"><text:span text:style-name="T4">4 VALUE OF TIME AT ABERYSTWYTH UNIVERSITY</text:span></text:span></text:p>
            <text:p text:style-name="P9">I feel that Aberystwyth University has helped develop me an awful lot since my arrival in September last year. I entered university coming from a strong programming background, so was already fairly confident in the programming skills that were being taught to me and my time here has only helped to expand my knowledge.</text:p>
            <text:p text:style-name="P9">Earlier in my education I often had issues with mathematics, subsequently getting onto a decent computer science university course and being able to handle the maths involved became a worry for me. I feel that since my first term in the university, my mathematical skills have developed and I have become much more confident in the subject and look forward to developing further in this area next year. The other big academic area which I have developed over the past year has been my application design skills, in particular my knowledge of UML modelling has been a tremendous help in allowing me to “plan before I program” rather than just throwing together something that works.</text:p>
            <text:p text:style-name="P8"><text:span text:style-name="T1">As for my personal development over the past year, I feel that the university has helped to improve both my team working and presenting skills. My team working skills were particularly improved by the group project assignment in the second term and our trip to departmental trip to Gregynog. My presentational skills were developed through the several presentations that were carried out over the year (both in a group and individually) using the weekly tutor sessions. Subsequently I now feel more confident in both these areas than I <text:s/>did when I started university.</text:span></text:p>
          </table:table-cell>
        </table:table-row>
      </table:table>
      <table:table table:name="Table5" table:style-name="Table5">
        <table:table-column table:style-name="Table5.A"/>
        <table:table-row>
          <table:table-cell table:style-name="Table5.A1" office:value-type="string">
            <text:p text:style-name="P7"><text:span text:style-name="Strong_20_Emphasis"><text:span text:style-name="T4">5 PERSONAL CIRCUMSTANCES AND PREFERENCES</text:span></text:span></text:p>
            <text:p text:style-name="P7"><text:span text:style-name="T5">There are no major personal circumstances which presently affect what I could choose as a career path. As to my personal philosophy, I consider myself a relatively open minded individual and subsequently would be open to most career paths particularly if they can provide unusual opportunities, such as travelling abroad or an unusual working environment.</text:span></text:p>
          </table:table-cell>
        </table:table-row>
      </table:table>
      <table:table table:name="Table6" table:style-name="Table6">
        <table:table-column table:style-name="Table6.A"/>
        <table:table-row>
          <table:table-cell table:style-name="Table6.A1" office:value-type="string">
            <text:p text:style-name="P7"><text:span text:style-name="Strong_20_Emphasis"><text:span text:style-name="T4">6 PLANS AFTER GRADUATION</text:span></text:span></text:p>
            <text:p text:style-name="P8"><text:span text:style-name="T1">I would be open to almost any opportunity after completing my degree here at Aberystwyth University. While my graduation is a long way off, I currently think that if I were to going straight into the industry I would like to become a contractor rather than go straight into a permanent position. I would prefer this because 1) there is usually a bit more money in it (although for me the job itself is more important than the money it pays), and 2) I would get to experience in a wider variety of work places in a shorter amount of time. However, I am also very interested in pursuing a career in research following my degree. I have always had a keen interest in science since I was in school (with a passion for computer science since college) and I would be excited to look into any opportunities to be part of cutting edge research both at Aberystwyth or other institutions. Because of this I would be very open to looking into further postgraduate studies beyond the masters degree scheme which I'm already a part of,.</text:span></text:p>
          </table:table-cell>
        </table:table-row>
      </table:table>
      <table:table table:name="Table7" table:style-name="Table7">
        <table:table-column table:style-name="Table7.A"/>
        <table:table-row>
          <table:table-cell table:style-name="Table7.A1" office:value-type="string">
            <text:p text:style-name="P7"><text:span text:style-name="Strong_20_Emphasis"><text:span text:style-name="T3"> </text:span></text:span><text:span text:style-name="Strong_20_Emphasis"><text:span text:style-name="T4">7 WHAT ACTIONS DO YOU INTEND TO TAKE BEFORE YOU GRADUATE TO ACHIEVE YOUR OBJECTIVES?</text:span></text:span></text:p>
            <text:list xml:id="list1105864283" text:style-name="L1">
              <text:list-item>
                <text:p text:style-name="P13">Continue to achieve at least a minimum of a 2/1, and preferably a 1st in all of my academic efforts at the university.</text:p>
              </text:list-item>
              <text:list-item>
                <text:p text:style-name="P13"><text:soft-page-break/>Acquire more work experience, especially if it is related to my career path, possibly during the summer.</text:p>
              </text:list-item>
              <text:list-item>
                <text:p text:style-name="P13">Get some consultation as to what it takes to go into a research position from my degree.</text:p>
              </text:list-item>
              <text:list-item>
                <text:p text:style-name="P14"><text:span text:style-name="T1">Become more involved with my department with extra curricular activities over the course of my second year.</text:span></text:p>
              </text:list-item>
            </text:list>
          </table:table-cell>
        </table:table-row>
      </table:table>
      <text:p text:style-name="P3"> </text:p>
      <text:p text:style-name="P6">Signature of student:  .................................................................  (Only sign if printing a copy to hand in to your department)</text:p>
      <text:p text:style-name="P3"> </text:p>
      <text:p text:style-name="P6">If you contact your department for a reference after you have left Aberystwyth University, it will help you to provide an update about what you have been doing since you lef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meta:initial-creator>
    <meta:creation-date>2012-10-02T15:07:05</meta:creation-date>
    <dc:date>2012-10-02T19:20:25</dc:date>
    <dc:creator>Samuel </dc:creator>
    <meta:editing-duration>PT1H8M25S</meta:editing-duration>
    <meta:editing-cycles>19</meta:editing-cycles>
    <meta:generator>LibreOffice/3.5$Linux_X86_64 LibreOffice_project/350m1$Build-2</meta:generator>
    <meta:document-statistic meta:table-count="7" meta:image-count="0" meta:object-count="0" meta:page-count="3" meta:paragraph-count="38" meta:word-count="1109" meta:character-count="6478" meta:non-whitespace-character-count="5388"/>
  </office:meta>
</office:document-meta>
</file>